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officeooo:rsid="00039096" officeooo:paragraph-rsid="00039096"/>
    </style:style>
    <style:style style:name="P2" style:family="paragraph" style:parent-style-name="Standard">
      <style:text-properties officeooo:rsid="00039096" officeooo:paragraph-rsid="00039096"/>
    </style:style>
    <style:style style:name="P3" style:family="paragraph" style:parent-style-name="Text_20_body">
      <style:text-properties officeooo:rsid="00039096"/>
    </style:style>
    <style:style style:name="P4" style:family="paragraph" style:parent-style-name="Heading_20_5">
      <style:text-properties officeooo:rsid="00039096"/>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4">
      <style:paragraph-properties>
        <style:tab-stops>
          <style:tab-stop style:position="6.1028in" style:type="right" style:leader-style="dotted" style:leader-text="."/>
        </style:tab-stops>
      </style:paragraph-properties>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039096" style:font-weight-asian="bold" style:font-weight-complex="bold"/>
    </style:style>
    <style:style style:name="P11" style:family="paragraph" style:parent-style-name="Heading_20_1">
      <style:text-properties officeooo:paragraph-rsid="0006617b"/>
    </style:style>
    <style:style style:name="P12" style:family="paragraph" style:parent-style-name="Text_20_body">
      <style:text-properties officeooo:paragraph-rsid="0006617b"/>
    </style:style>
    <style:style style:name="P13" style:family="paragraph" style:parent-style-name="Heading_20_1">
      <style:text-properties officeooo:rsid="0008da68" officeooo:paragraph-rsid="0008da68"/>
    </style:style>
    <style:style style:name="P14" style:family="paragraph" style:parent-style-name="Text_20_body">
      <style:text-properties officeooo:rsid="0008da68" officeooo:paragraph-rsid="0008da68"/>
    </style:style>
    <style:style style:name="P15" style:family="paragraph" style:parent-style-name="Contents_20_5">
      <style:paragraph-properties>
        <style:tab-stops>
          <style:tab-stop style:position="5.9055in" style:type="right" style:leader-style="dotted" style:leader-text="."/>
        </style:tab-stops>
      </style:paragraph-properties>
    </style:style>
    <style:style style:name="P16" style:family="paragraph" style:parent-style-name="Heading_20_4">
      <style:text-properties officeooo:rsid="00039096"/>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2">
      <style:paragraph-properties fo:margin-top="0in" fo:margin-bottom="0in" style:contextual-spacing="false"/>
    </style:style>
    <style:style style:name="P45" style:family="paragraph" style:parent-style-name="Text_20_body" style:list-style-name="L23"/>
    <style:style style:name="P46" style:family="paragraph" style:parent-style-name="Text_20_body" style:list-style-name="L23">
      <style:paragraph-properties fo:margin-top="0in" fo:margin-bottom="0in" style:contextual-spacing="false"/>
    </style:style>
    <style:style style:name="P47" style:family="paragraph" style:parent-style-name="Text_20_body" style:list-style-name="L24"/>
    <style:style style:name="P48" style:family="paragraph" style:parent-style-name="Text_20_body" style:list-style-name="L24">
      <style:paragraph-properties fo:margin-top="0in" fo:margin-bottom="0in" style:contextual-spacing="false"/>
    </style:style>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6">
      <style:paragraph-properties fo:margin-top="0in" fo:margin-bottom="0in" style:contextual-spacing="false"/>
    </style:style>
    <style:style style:name="P52" style:family="paragraph" style:parent-style-name="Text_20_body">
      <style:text-properties officeooo:rsid="00039096"/>
    </style:style>
    <style:style style:name="P53" style:family="paragraph" style:parent-style-name="Text_20_body" style:list-style-name="L27">
      <style:text-properties officeooo:rsid="00039096" officeooo:paragraph-rsid="000e7708"/>
    </style:style>
    <style:style style:name="P54" style:family="paragraph" style:parent-style-name="Text_20_body" style:list-style-name="L27"/>
    <style:style style:name="P55" style:family="paragraph" style:parent-style-name="Text_20_body" style:list-style-name="L27">
      <style:paragraph-properties fo:margin-top="0in" fo:margin-bottom="0in" style:contextual-spacing="false"/>
    </style:style>
    <style:style style:name="P56" style:family="paragraph" style:parent-style-name="Text_20_body" style:list-style-name="L29"/>
    <style:style style:name="P57" style:family="paragraph" style:parent-style-name="Text_20_body" style:list-style-name="L29">
      <style:paragraph-properties fo:margin-top="0in" fo:margin-bottom="0in" style:contextual-spacing="false"/>
    </style:style>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1">
      <style:paragraph-properties fo:margin-top="0in" fo:margin-bottom="0in" style:contextual-spacing="false"/>
    </style:style>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3">
      <style:paragraph-properties fo:margin-top="0in" fo:margin-bottom="0in" style:contextual-spacing="false"/>
    </style:style>
    <style:style style:name="P64" style:family="paragraph" style:parent-style-name="Text_20_body">
      <style:text-properties officeooo:paragraph-rsid="000e7708"/>
    </style:style>
    <style:style style:name="P65" style:family="paragraph" style:parent-style-name="Text_20_body" style:list-style-name="L35"/>
    <style:style style:name="P66" style:family="paragraph" style:parent-style-name="Text_20_body" style:list-style-name="L35">
      <style:paragraph-properties fo:margin-top="0in" fo:margin-bottom="0in" style:contextual-spacing="false"/>
    </style:style>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7">
      <style:paragraph-properties fo:margin-top="0in" fo:margin-bottom="0in" style:contextual-spacing="false"/>
    </style:style>
    <style:style style:name="P70" style:family="paragraph" style:parent-style-name="Text_20_body" style:list-style-name="L38"/>
    <style:style style:name="P71" style:family="paragraph" style:parent-style-name="Text_20_body" style:list-style-name="L39"/>
    <style:style style:name="P72" style:family="paragraph" style:parent-style-name="Text_20_body" style:list-style-name="L39">
      <style:paragraph-properties fo:margin-top="0in" fo:margin-bottom="0in" style:contextual-spacing="false"/>
    </style:style>
    <style:style style:name="P73" style:family="paragraph" style:parent-style-name="Text_20_body" style:list-style-name="L40"/>
    <style:style style:name="P74" style:family="paragraph" style:parent-style-name="Text_20_body" style:list-style-name="L41"/>
    <style:style style:name="P75" style:family="paragraph" style:parent-style-name="Text_20_body" style:list-style-name="L41">
      <style:paragraph-properties fo:margin-top="0in" fo:margin-bottom="0in" style:contextual-spacing="false"/>
    </style:style>
    <style:style style:name="P76" style:family="paragraph" style:parent-style-name="Text_20_body" style:list-style-name="L42"/>
    <style:style style:name="P77" style:family="paragraph" style:parent-style-name="Text_20_body" style:list-style-name="L43"/>
    <style:style style:name="P78" style:family="paragraph" style:parent-style-name="Text_20_body" style:list-style-name="L43">
      <style:paragraph-properties fo:margin-top="0in" fo:margin-bottom="0in" style:contextual-spacing="false"/>
    </style:style>
    <style:style style:name="P79" style:family="paragraph" style:parent-style-name="Text_20_body" style:list-style-name="L44"/>
    <style:style style:name="P80" style:family="paragraph" style:parent-style-name="Text_20_body" style:list-style-name="L45"/>
    <style:style style:name="P81" style:family="paragraph" style:parent-style-name="Text_20_body" style:list-style-name="L45">
      <style:paragraph-properties fo:margin-top="0in" fo:margin-bottom="0in" style:contextual-spacing="false"/>
    </style:style>
    <style:style style:name="P82" style:family="paragraph" style:parent-style-name="Text_20_body" style:list-style-name="L46"/>
    <style:style style:name="P83" style:family="paragraph" style:parent-style-name="Text_20_body" style:list-style-name="L47"/>
    <style:style style:name="P84" style:family="paragraph" style:parent-style-name="Text_20_body" style:list-style-name="L47">
      <style:paragraph-properties fo:margin-top="0in" fo:margin-bottom="0in" style:contextual-spacing="false"/>
    </style:style>
    <style:style style:name="P85" style:family="paragraph" style:parent-style-name="Text_20_body" style:list-style-name="L49"/>
    <style:style style:name="P86" style:family="paragraph" style:parent-style-name="Text_20_body" style:list-style-name="L49">
      <style:paragraph-properties fo:margin-top="0in" fo:margin-bottom="0in" style:contextual-spacing="false"/>
    </style:style>
    <style:style style:name="P87" style:family="paragraph" style:parent-style-name="Text_20_body" style:list-style-name="L50"/>
    <style:style style:name="P88" style:family="paragraph" style:parent-style-name="Text_20_body" style:list-style-name="L51"/>
    <style:style style:name="P89" style:family="paragraph" style:parent-style-name="Text_20_body" style:list-style-name="L51">
      <style:paragraph-properties fo:margin-top="0in" fo:margin-bottom="0in" style:contextual-spacing="false"/>
    </style:style>
    <style:style style:name="P90" style:family="paragraph" style:parent-style-name="Text_20_body" style:list-style-name="L52"/>
    <style:style style:name="P91" style:family="paragraph" style:parent-style-name="Text_20_body" style:list-style-name="L53"/>
    <style:style style:name="P92" style:family="paragraph" style:parent-style-name="Text_20_body" style:list-style-name="L53">
      <style:paragraph-properties fo:margin-top="0in" fo:margin-bottom="0in" style:contextual-spacing="false"/>
    </style:style>
    <style:style style:name="P93" style:family="paragraph" style:parent-style-name="Text_20_body" style:list-style-name="L54"/>
    <style:style style:name="P94" style:family="paragraph" style:parent-style-name="Text_20_body" style:list-style-name="L55"/>
    <style:style style:name="P95" style:family="paragraph" style:parent-style-name="Text_20_body" style:list-style-name="L55">
      <style:paragraph-properties fo:margin-top="0in" fo:margin-bottom="0in" style:contextual-spacing="false"/>
    </style:style>
    <style:style style:name="P96" style:family="paragraph" style:parent-style-name="Text_20_body" style:list-style-name="L56"/>
    <style:style style:name="P97" style:family="paragraph" style:parent-style-name="Text_20_body" style:list-style-name="L57"/>
    <style:style style:name="P98" style:family="paragraph" style:parent-style-name="Text_20_body" style:list-style-name="L58"/>
    <style:style style:name="P99" style:family="paragraph" style:parent-style-name="Text_20_body" style:list-style-name="L59"/>
    <style:style style:name="P100" style:family="paragraph" style:parent-style-name="Text_20_body" style:list-style-name="L60"/>
    <style:style style:name="P101" style:family="paragraph" style:parent-style-name="Text_20_body" style:list-style-name="L61"/>
    <style:style style:name="P102" style:family="paragraph" style:parent-style-name="Text_20_body" style:list-style-name="L62"/>
    <style:style style:name="P103" style:family="paragraph" style:parent-style-name="Text_20_body" style:list-style-name="L62">
      <style:paragraph-properties fo:margin-top="0in" fo:margin-bottom="0in" style:contextual-spacing="false"/>
    </style:style>
    <style:style style:name="P104" style:family="paragraph" style:parent-style-name="Text_20_body" style:list-style-name="L63"/>
    <style:style style:name="P105" style:family="paragraph" style:parent-style-name="Text_20_body" style:list-style-name="L63">
      <style:paragraph-properties fo:margin-top="0in" fo:margin-bottom="0in" style:contextual-spacing="false"/>
    </style:style>
    <style:style style:name="P106" style:family="paragraph" style:parent-style-name="Text_20_body" style:list-style-name="L65"/>
    <style:style style:name="P107" style:family="paragraph" style:parent-style-name="Text_20_body" style:list-style-name="L65">
      <style:paragraph-properties fo:margin-top="0in" fo:margin-bottom="0in" style:contextual-spacing="false"/>
    </style:style>
    <style:style style:name="P108" style:family="paragraph" style:parent-style-name="Text_20_body" style:list-style-name="L66"/>
    <style:style style:name="P109" style:family="paragraph" style:parent-style-name="Text_20_body" style:list-style-name="L66">
      <style:paragraph-properties fo:margin-top="0in" fo:margin-bottom="0in" style:contextual-spacing="false"/>
    </style:style>
    <style:style style:name="T1" style:family="text">
      <style:text-properties officeooo:rsid="00039096"/>
    </style:style>
    <style:style style:name="T2" style:family="text">
      <style:text-properties officeooo:rsid="0008da68"/>
    </style:style>
    <style:style style:name="T3" style:family="text">
      <style:text-properties fo:font-weight="bold" style:font-weight-asian="bold" style:font-weight-complex="bold"/>
    </style:style>
    <style:style style:name="T4" style:family="text">
      <style:text-properties officeooo:rsid="0008fd1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6_3027113814" text:style-name="Index_20_Link" text:visited-style-name="Index_20_Link">REMERCIEMENTS<text:tab/>3</text:a></text:p>
          <text:p text:style-name="P5"><text:a xlink:type="simple" xlink:href="#__RefHeading___Toc108_3027113814" text:style-name="Index_20_Link" text:visited-style-name="Index_20_Link">Étude Préalable<text:tab/>4</text:a></text:p>
          <text:p text:style-name="P6"><text:a xlink:type="simple" xlink:href="#__RefHeading___Toc110_3027113814" text:style-name="Index_20_Link" text:visited-style-name="Index_20_Link"><text:s/>I. Cadre Général du Projet<text:tab/>4</text:a></text:p>
          <text:p text:style-name="P7"><text:a xlink:type="simple" xlink:href="#__RefHeading___Toc112_3027113814" text:style-name="Index_20_Link" text:visited-style-name="Index_20_Link"><text:s/>I.1 Contexte Général<text:tab/>4</text:a></text:p>
          <text:p text:style-name="P7"><text:a xlink:type="simple" xlink:href="#__RefHeading___Toc114_3027113814" text:style-name="Index_20_Link" text:visited-style-name="Index_20_Link"><text:s/>I.2 Problématique<text:tab/>4</text:a></text:p>
          <text:p text:style-name="P6"><text:a xlink:type="simple" xlink:href="#__RefHeading___Toc116_3027113814" text:style-name="Index_20_Link" text:visited-style-name="Index_20_Link"><text:s/>II. Étude de l'Existant<text:tab/>4</text:a></text:p>
          <text:p text:style-name="P7"><text:a xlink:type="simple" xlink:href="#__RefHeading___Toc118_3027113814" text:style-name="Index_20_Link" text:visited-style-name="Index_20_Link"><text:s/>II.1 Présentation des Types d'Applications d'E-Learning<text:tab/>4</text:a></text:p>
          <text:p text:style-name="P7"><text:a xlink:type="simple" xlink:href="#__RefHeading___Toc120_3027113814" text:style-name="Index_20_Link" text:visited-style-name="Index_20_Link"><text:s/>II.2 Étude des Solutions Existantes<text:tab/>6</text:a></text:p>
          <text:p text:style-name="P8"><text:a xlink:type="simple" xlink:href="#__RefHeading___Toc122_3027113814" text:style-name="Index_20_Link" text:visited-style-name="Index_20_Link"><text:s/>II.2.1 Présentation des Solutions Existantes<text:tab/>6</text:a></text:p>
          <text:p text:style-name="P8"><text:a xlink:type="simple" xlink:href="#__RefHeading___Toc124_3027113814" text:style-name="Index_20_Link" text:visited-style-name="Index_20_Link"><text:s/>II.2.2 Critique des Solutions Existantes<text:tab/>6</text:a></text:p>
          <text:p text:style-name="P6"><text:a xlink:type="simple" xlink:href="#__RefHeading___Toc126_3027113814" text:style-name="Index_20_Link" text:visited-style-name="Index_20_Link"><text:s/>III. Solution Proposée et Travail Demandé<text:tab/>7</text:a></text:p>
          <text:p text:style-name="P8"><text:a xlink:type="simple" xlink:href="#__RefHeading___Toc1176_3172353484" text:style-name="Index_20_Link" text:visited-style-name="Index_20_Link">Description de la Plateforme E-learning<text:tab/>7</text:a></text:p>
          <text:p text:style-name="P15"><text:a xlink:type="simple" xlink:href="#__RefHeading___Toc1178_3172353484" text:style-name="Index_20_Link" text:visited-style-name="Index_20_Link">Interface Étudiant<text:tab/>7</text:a></text:p>
          <text:p text:style-name="P15"><text:a xlink:type="simple" xlink:href="#__RefHeading___Toc1180_3172353484" text:style-name="Index_20_Link" text:visited-style-name="Index_20_Link">Interface Professeur/Administrateur<text:tab/>7</text:a></text:p>
          <text:p text:style-name="P6"><text:a xlink:type="simple" xlink:href="#__RefHeading___Toc128_3027113814" text:style-name="Index_20_Link" text:visited-style-name="Index_20_Link"><text:s/>Conclusion<text:tab/>9</text:a></text:p>
          <text:p text:style-name="P8"><text:a xlink:type="simple" xlink:href="#__RefHeading___Toc1182_3172353484" text:style-name="Index_20_Link" text:visited-style-name="Index_20_Link">Justification de la pertinence et de la faisabilité du projet e-learning<text:tab/>9</text:a></text:p>
          <text:p text:style-name="P5"><text:a xlink:type="simple" xlink:href="#__RefHeading___Toc130_3027113814" text:style-name="Index_20_Link" text:visited-style-name="Index_20_Link"><text:s/>Analyse et Spécifications des Besoins<text:tab/>10</text:a></text:p>
          <text:p text:style-name="P6"><text:a xlink:type="simple" xlink:href="#__RefHeading___Toc132_3027113814" text:style-name="Index_20_Link" text:visited-style-name="Index_20_Link"><text:s/>I. Capture des Besoins<text:tab/>10</text:a></text:p>
          <text:p text:style-name="P7"><text:a xlink:type="simple" xlink:href="#__RefHeading___Toc134_3027113814" text:style-name="Index_20_Link" text:visited-style-name="Index_20_Link"><text:s/>I.1 Définition des Acteurs<text:tab/>10</text:a></text:p>
          <text:p text:style-name="P7"><text:a xlink:type="simple" xlink:href="#__RefHeading___Toc136_3027113814" text:style-name="Index_20_Link" text:visited-style-name="Index_20_Link"><text:s/>I.2 Analyse des Besoins<text:tab/>10</text:a></text:p>
          <text:p text:style-name="P8"><text:a xlink:type="simple" xlink:href="#__RefHeading___Toc138_3027113814" text:style-name="Index_20_Link" text:visited-style-name="Index_20_Link"><text:s/>I.2.1 Besoins Fonctionnels<text:tab/>10</text:a></text:p>
          <text:p text:style-name="P8"><text:a xlink:type="simple" xlink:href="#__RefHeading___Toc140_3027113814" text:style-name="Index_20_Link" text:visited-style-name="Index_20_Link"><text:s/>I.2.2 Besoins Non Fonctionnels<text:tab/>10</text:a></text:p>
          <text:p text:style-name="P6"><text:a xlink:type="simple" xlink:href="#__RefHeading___Toc142_3027113814" text:style-name="Index_20_Link" text:visited-style-name="Index_20_Link"><text:s/>II. Spécification des Besoins<text:tab/>10</text:a></text:p>
          <text:p text:style-name="P7"><text:a xlink:type="simple" xlink:href="#__RefHeading___Toc144_3027113814" text:style-name="Index_20_Link" text:visited-style-name="Index_20_Link"><text:s/>II.1 Diagramme de Cas d'Utilisation<text:tab/>10</text:a></text:p>
          <text:p text:style-name="P8"><text:a xlink:type="simple" xlink:href="#__RefHeading___Toc146_3027113814" text:style-name="Index_20_Link" text:visited-style-name="Index_20_Link"><text:s/>II.1.1 Diagramme de Cas d'Utilisation Relatif à l'Administrateur<text:tab/>10</text:a></text:p>
          <text:p text:style-name="P8"><text:a xlink:type="simple" xlink:href="#__RefHeading___Toc148_3027113814" text:style-name="Index_20_Link" text:visited-style-name="Index_20_Link"><text:s/>II.1.2 Diagramme de Cas d'Utilisation Relatif à l'Apprenant<text:tab/>10</text:a></text:p>
          <text:p text:style-name="P8"><text:a xlink:type="simple" xlink:href="#__RefHeading___Toc150_3027113814" text:style-name="Index_20_Link" text:visited-style-name="Index_20_Link"><text:s/>II.1.3 Diagramme de Cas d'Utilisation Relatif au Formateur<text:tab/>10</text:a></text:p>
          <text:p text:style-name="P7"><text:a xlink:type="simple" xlink:href="#__RefHeading___Toc152_3027113814" text:style-name="Index_20_Link" text:visited-style-name="Index_20_Link"><text:s/>II.2 Description de Quelques Scénarios<text:tab/>10</text:a></text:p>
          <text:p text:style-name="P8"><text:a xlink:type="simple" xlink:href="#__RefHeading___Toc154_3027113814" text:style-name="Index_20_Link" text:visited-style-name="Index_20_Link"><text:s/>II.2.1 Scénario du Cas d'Utilisation "S'Authentifier"<text:tab/>10</text:a></text:p>
          <text:p text:style-name="P8"><text:a xlink:type="simple" xlink:href="#__RefHeading___Toc156_3027113814" text:style-name="Index_20_Link" text:visited-style-name="Index_20_Link"><text:s/>II.2.2 Scénario du Cas d'Utilisation "S'Inscrire à un Cours"<text:tab/>11</text:a></text:p>
          <text:p text:style-name="P8"><text:a xlink:type="simple" xlink:href="#__RefHeading___Toc158_3027113814" text:style-name="Index_20_Link" text:visited-style-name="Index_20_Link"><text:s/>II.2.3 Scénario du Cas d'Utilisation "Télécharger un Cours"<text:tab/>11</text:a></text:p>
          <text:p text:style-name="P8"><text:a xlink:type="simple" xlink:href="#__RefHeading___Toc160_3027113814" text:style-name="Index_20_Link" text:visited-style-name="Index_20_Link"><text:s/>II.2.4 Scénario du Cas d'Utilisation "Ajouter un Cours"<text:tab/>11</text:a></text:p>
          <text:p text:style-name="P6"><text:a xlink:type="simple" xlink:href="#__RefHeading___Toc162_3027113814" text:style-name="Index_20_Link" text:visited-style-name="Index_20_Link"><text:s/>Conclusion<text:tab/>11</text:a></text:p>
          <text:p text:style-name="P5"><text:a xlink:type="simple" xlink:href="#__RefHeading___Toc164_3027113814" text:style-name="Index_20_Link" text:visited-style-name="Index_20_Link">Conception<text:tab/>12</text:a></text:p>
          <text:p text:style-name="P6"><text:a xlink:type="simple" xlink:href="#__RefHeading___Toc166_3027113814" text:style-name="Index_20_Link" text:visited-style-name="Index_20_Link"><text:s/>I. Conception Architecturale de l'Application<text:tab/>12</text:a></text:p>
          <text:p text:style-name="P7"><text:a xlink:type="simple" xlink:href="#__RefHeading___Toc168_3027113814" text:style-name="Index_20_Link" text:visited-style-name="Index_20_Link"><text:s/>I.1 Architecture Physique<text:tab/>12</text:a></text:p>
          <text:p text:style-name="P8"><text:a xlink:type="simple" xlink:href="#__RefHeading___Toc170_3027113814" text:style-name="Index_20_Link" text:visited-style-name="Index_20_Link"><text:s/>I.1.1 Description des Architectures Types<text:tab/>12</text:a></text:p>
          <text:p text:style-name="P8"><text:a xlink:type="simple" xlink:href="#__RefHeading___Toc172_3027113814" text:style-name="Index_20_Link" text:visited-style-name="Index_20_Link"><text:s/>I.1.2 Choix de l'Architecture de l'Application<text:tab/>12</text:a></text:p>
          <text:p text:style-name="P8"><text:a xlink:type="simple" xlink:href="#__RefHeading___Toc174_3027113814" text:style-name="Index_20_Link" text:visited-style-name="Index_20_Link"><text:s/>I.1.3 Modélisation de l'Architecture Physique<text:tab/>12</text:a></text:p>
          <text:p text:style-name="P7"><text:a xlink:type="simple" xlink:href="#__RefHeading___Toc176_3027113814" text:style-name="Index_20_Link" text:visited-style-name="Index_20_Link"><text:s/>I.2 Architecture Logique<text:tab/>12</text:a></text:p>
          <text:p text:style-name="P8"><text:a xlink:type="simple" xlink:href="#__RefHeading___Toc178_3027113814" text:style-name="Index_20_Link" text:visited-style-name="Index_20_Link"><text:s/>I.2.1 Description des Architectures Types<text:tab/>12</text:a></text:p>
          <text:p text:style-name="P8"><text:a xlink:type="simple" xlink:href="#__RefHeading___Toc180_3027113814" text:style-name="Index_20_Link" text:visited-style-name="Index_20_Link"><text:s/>I.2.2 Choix de l'Architecture de l'Application<text:tab/>12</text:a></text:p>
          <text:p text:style-name="P6"><text:a xlink:type="simple" xlink:href="#__RefHeading___Toc182_3027113814" text:style-name="Index_20_Link" text:visited-style-name="Index_20_Link"><text:s/>II. Conception Détaillée<text:tab/>12</text:a></text:p>
          <text:p text:style-name="P8"><text:a xlink:type="simple" xlink:href="#__RefHeading___Toc184_3027113814" text:style-name="Index_20_Link" text:visited-style-name="Index_20_Link"><text:s/>II.1 Conception du Modèle<text:tab/>12</text:a></text:p>
          <text:p text:style-name="P8"><text:a xlink:type="simple" xlink:href="#__RefHeading___Toc186_3027113814" text:style-name="Index_20_Link" text:visited-style-name="Index_20_Link"><text:s/>II.2 Conception de la Vue<text:tab/>12</text:a></text:p>
          <text:p text:style-name="P6"><text:a xlink:type="simple" xlink:href="#__RefHeading___Toc188_3027113814" text:style-name="Index_20_Link" text:visited-style-name="Index_20_Link"><text:s/>III. Description de Quelques Scénarios<text:tab/>12</text:a></text:p>
          <text:p text:style-name="P7"><text:soft-page-break/><text:a xlink:type="simple" xlink:href="#__RefHeading___Toc190_3027113814" text:style-name="Index_20_Link" text:visited-style-name="Index_20_Link"><text:s/>III.1 Scénario Demande d'Inscription à un Cours<text:tab/>12</text:a></text:p>
          <text:p text:style-name="P7"><text:a xlink:type="simple" xlink:href="#__RefHeading___Toc192_3027113814" text:style-name="Index_20_Link" text:visited-style-name="Index_20_Link"><text:s/>III.2 Scénario d'Authentification d'un Apprenant<text:tab/>12</text:a></text:p>
          <text:p text:style-name="P7"><text:a xlink:type="simple" xlink:href="#__RefHeading___Toc194_3027113814" text:style-name="Index_20_Link" text:visited-style-name="Index_20_Link"><text:s/>III.3 Scénario Demande de Téléchargement d'un Cours<text:tab/>12</text:a></text:p>
          <text:p text:style-name="P7"><text:a xlink:type="simple" xlink:href="#__RefHeading___Toc196_3027113814" text:style-name="Index_20_Link" text:visited-style-name="Index_20_Link"><text:s/>III.4 Scénario Demande d'Ajout du Cours<text:tab/>12</text:a></text:p>
          <text:p text:style-name="P7"><text:a xlink:type="simple" xlink:href="#__RefHeading___Toc198_3027113814" text:style-name="Index_20_Link" text:visited-style-name="Index_20_Link"><text:s/>III.5 Conclusion<text:tab/>12</text:a></text:p>
          <text:p text:style-name="P5"><text:a xlink:type="simple" xlink:href="#__RefHeading___Toc200_3027113814" text:style-name="Index_20_Link" text:visited-style-name="Index_20_Link"><text:s/>4. Réalisation<text:tab/>13</text:a></text:p>
          <text:p text:style-name="P6"><text:a xlink:type="simple" xlink:href="#__RefHeading___Toc202_3027113814" text:style-name="Index_20_Link" text:visited-style-name="Index_20_Link"><text:s/>I. Environnements de Travail<text:tab/>13</text:a></text:p>
          <text:p text:style-name="P7"><text:a xlink:type="simple" xlink:href="#__RefHeading___Toc204_3027113814" text:style-name="Index_20_Link" text:visited-style-name="Index_20_Link"><text:s/>I.1 Environnements de Développement Matériel<text:tab/>13</text:a></text:p>
          <text:p text:style-name="P7"><text:a xlink:type="simple" xlink:href="#__RefHeading___Toc206_3027113814" text:style-name="Index_20_Link" text:visited-style-name="Index_20_Link"><text:s/>I.2 Environnements de Développement Logiciel<text:tab/>13</text:a></text:p>
          <text:p text:style-name="P5"><text:a xlink:type="simple" xlink:href="#__RefHeading___Toc208_3027113814" text:style-name="Index_20_Link" text:visited-style-name="Index_20_Link">Conclusion Générale<text:tab/>13</text:a></text:p>
          <text:p text:style-name="P5"><text:a xlink:type="simple" xlink:href="#__RefHeading___Toc210_3027113814" text:style-name="Index_20_Link" text:visited-style-name="Index_20_Link">Nétographie<text:tab/>13</text:a></text:p>
        </text:index-body>
      </text:table-of-content>
      <text:h text:style-name="Heading_20_1" text:outline-level="1"/>
      <text:h text:style-name="P13"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text:h>
      <text:h text:style-name="Heading_20_1" text:outline-level="1"><text:bookmark-start text:name="__RefHeading___Toc106_3027113814"/>REMERCIEMENTS<text:bookmark-end text:name="__RefHeading___Toc106_3027113814"/></text:h>
      <text:p text:style-name="P2"/>
      <text:p text:style-name="P1"/>
      <text:p text:style-name="Text_20_body">Je tiens tout d'abord à exprimer ma profonde gratitude envers mon directeur de projet, [Nom du directeur], pour sa guidance experte, son soutien constant et ses précieux conseils tout au long de ce projet. Sa vision et son expertise ont été des atouts précieux pour la réalisation de ce travail.</text:p>
      <text:p text:style-name="Text_20_body">Mes remerciements vont également à l'ensemble de l'équipe pédagogique de [Nom de l'école], pour m'avoir offert l'opportunité d'entreprendre ce projet et pour leur encadrement tout au long de mon parcours académique.</text:p>
      <text:p text:style-name="Text_20_body">Je souhaite exprimer ma reconnaissance envers mes camarades de classe pour leur collaboration et leur soutien durant cette période intense. Leurs idées, suggestions et encouragements ont été d'une aide inestimable.</text:p>
      <text:p text:style-name="Text_20_body">Enfin, je tiens à remercier ma famille pour leur soutien indéfectible et leur encouragement constant. Leur soutien moral et leur compréhension ont été des piliers essentiels dans la réalisation de ce proj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08_3027113814"/><text:soft-page-break/>Étude Préalable <text:bookmark-end text:name="__RefHeading___Toc108_3027113814"/></text:h>
      <text:p text:style-name="P3"/>
      <text:h text:style-name="Heading_20_2" text:outline-level="2"><text:bookmark-start text:name="__RefHeading___Toc110_3027113814"/><text:s/>I. Cadre Général du Projet<text:bookmark-end text:name="__RefHeading___Toc110_3027113814"/></text:h>
      <text:h text:style-name="Heading_20_3" text:outline-level="3"><text:bookmark-start text:name="__RefHeading___Toc112_3027113814"/><text:s text:c="4"/>I.1 Contexte Général<text:bookmark-end text:name="__RefHeading___Toc112_3027113814"/></text:h>
      <text:p text:style-name="P3"><text:s text:c="6"/>L'éducation est un pilier fondamental du développement de la société. Avec l'avènement des technologies de l'information et de la communication (TIC), l'apprentissage en ligne, ou e-learning, a pris une place prépondérante dans le domaine de l'éducation. Ce projet s'inscrit dans ce contexte en proposant une plateforme d'e-learning moderne et innovante.</text:p>
      <text:h text:style-name="Heading_20_3" text:outline-level="3"><text:bookmark-start text:name="__RefHeading___Toc114_3027113814"/><text:s text:c="4"/>I.2 Problématique<text:bookmark-end text:name="__RefHeading___Toc114_3027113814"/></text:h>
      <text:p text:style-name="P3">L'école <text:span text:style-name="T2">EFET</text:span>, comme de nombreuses institutions éducatives traditionnelles, est confrontée au défi de maintenir un enseignement de qualité, notamment en période de crise ou de contraintes logistiques. Le manque d'une solution d'e-learning dédiée limite la capacité de l'école à offrir un enseignement flexible et accessible à tous les étudiants. La pandémie de COVID-19 a mis en lumière les limites des méthodes d'enseignement traditionnelles, amplifiant le besoin urgent de développer une plateforme d'e-learning adaptée aux besoins spécifiques de l'école. Ce projet devient ainsi une nécessité pour garantir la continuité et la qualité de l'enseignement, même en période de crise sanitaire ou de contraintes logistiques.</text:p>
      <text:h text:style-name="Heading_20_2" text:outline-level="2"><text:bookmark-start text:name="__RefHeading___Toc116_3027113814"/><text:s/>II. Étude de l'Existant<text:bookmark-end text:name="__RefHeading___Toc116_3027113814"/></text:h>
      <text:h text:style-name="Heading_20_3" text:outline-level="3"><text:bookmark-start text:name="__RefHeading___Toc118_3027113814"/><text:s text:c="4"/>II.1 Présentation des Types d'Applications d'E-Learning<text:bookmark-end text:name="__RefHeading___Toc118_3027113814"/></text:h>
      <text:p text:style-name="P9"><text:span text:style-name="T2">D</text:span>es différentes formes d'e-learning</text:p>
      <text:p text:style-name="Text_20_body"><text:span text:style-name="T1"><text:s text:c="6"/></text:span><text:span text:style-name="Strong_20_Emphasis">E-learning Synchrone</text:span> :</text:p>
      <text:list xml:id="list504458357" text:style-name="L1">
        <text:list-header>
          <text:p text:style-name="P17">Ce type d'e-learning implique des interactions en temps réel entre les apprenants et les formateurs. Les cours sont généralement dispensés via des webinaires, des visioconférences ou des salles de classe virtuelles. Cela permet aux apprenants d'interagir directement avec le formateur et les autres participants, ce qui favorise l'engagement et la collaboration.</text:p>
        </text:list-header>
      </text:list>
      <text:list xml:id="list1963299306" text:style-name="L2">
        <text:list-item>
          <text:p text:style-name="P18"><text:span text:style-name="Strong_20_Emphasis">E-learning Asynchrone</text:span> :</text:p>
        </text:list-item>
      </text:list>
      <text:list xml:id="list1282927906" text:style-name="L3">
        <text:list-header>
          <text:p text:style-name="P19">À l'inverse de l'e-learning synchrone, l'e-learning asynchrone ne nécessite pas de participation en temps réel. Les apprenants peuvent accéder aux cours et aux ressources pédagogiques à leur propre rythme, ce qui offre une plus grande flexibilité. Les forums de discussion, les blogs, les podcasts et les vidéos préenregistrées sont des exemples d'outils utilisés dans l'e-learning asynchrone.</text:p>
        </text:list-header>
      </text:list>
      <text:list xml:id="list2723495926" text:style-name="L4">
        <text:list-item>
          <text:p text:style-name="P20"><text:span text:style-name="Strong_20_Emphasis">Blended Learning</text:span> :</text:p>
        </text:list-item>
      </text:list>
      <text:list xml:id="list3447359433" text:style-name="L5">
        <text:list-header>
          <text:p text:style-name="P21">Également connu sous le nom d'apprentissage mixte, le blended learning combine des éléments d'e-learning et d'enseignement en présentiel. Les apprenants suivent des <text:soft-page-break/>cours en ligne, mais peuvent également participer à des séances en personne pour des activités pratiques ou des discussions en groupe.</text:p>
        </text:list-header>
      </text:list>
      <text:list xml:id="list626097593" text:style-name="L6">
        <text:list-item>
          <text:p text:style-name="P22"><text:span text:style-name="Strong_20_Emphasis">Mobile Learning (m-learning)</text:span> :</text:p>
        </text:list-item>
      </text:list>
      <text:list xml:id="list2215800836" text:style-name="L7">
        <text:list-header>
          <text:p text:style-name="P23">Le m-learning implique l'utilisation de dispositifs mobiles tels que les smartphones et les tablettes pour accéder aux cours et aux ressources pédagogiques. Cette forme d'e-learning offre une grande flexibilité, permettant aux apprenants d'étudier n'importe où et à tout moment.</text:p>
        </text:list-header>
      </text:list>
      <text:list xml:id="list714794168" text:style-name="L8">
        <text:list-item>
          <text:p text:style-name="P24"><text:span text:style-name="Strong_20_Emphasis">Adaptive Learning</text:span> :</text:p>
        </text:list-item>
      </text:list>
      <text:list xml:id="list2976038257" text:style-name="L9">
        <text:list-header>
          <text:p text:style-name="P25">L'adaptive learning utilise des technologies intelligentes pour personnaliser l'expérience d'apprentissage en fonction des besoins et des compétences de chaque apprenant. Les cours sont adaptés en temps réel pour répondre aux performances et aux progrès de l'apprenant.</text:p>
        </text:list-header>
      </text:list>
      <text:list xml:id="list2730055789" text:style-name="L10">
        <text:list-item>
          <text:p text:style-name="P26"><text:span text:style-name="Strong_20_Emphasis">Gamification</text:span> :</text:p>
        </text:list-item>
      </text:list>
      <text:list xml:id="list4243938158" text:style-name="L11">
        <text:list-header>
          <text:p text:style-name="P27">La gamification consiste à intégrer des éléments de jeu dans le processus d'apprentissage pour motiver les apprenants et rendre l'expérience plus interactive et engageante.</text:p>
        </text:list-header>
      </text:list>
      <text:p text:style-name="P3"/>
      <text:p text:style-name="P3">- <text:span text:style-name="T3">Avantages et inconvénients de chaque type</text:span></text:p>
      <text:p text:style-name="P3"><text:span text:style-name="Strong_20_Emphasis"><text:tab/>E-learning Synchrone</text:span> :</text:p>
      <text:list xml:id="list537589572" text:style-name="L12">
        <text:list-item>
          <text:p text:style-name="P29"><text:span text:style-name="Emphasis">Avantages</text:span> :</text:p>
          <text:list>
            <text:list-item>
              <text:p text:style-name="P29">Interaction en temps réel favorisant l'engagement et la collaboration.</text:p>
            </text:list-item>
            <text:list-item>
              <text:p text:style-name="P29">Possibilité de poser des questions et d'obtenir des réponses immédiates.</text:p>
            </text:list-item>
          </text:list>
        </text:list-item>
        <text:list-item>
          <text:p text:style-name="P29"><text:span text:style-name="Emphasis">Inconvénients</text:span> :</text:p>
          <text:list>
            <text:list-item>
              <text:p text:style-name="P29">Contraintes horaires pour les participants en raison des sessions en direct.</text:p>
            </text:list-item>
            <text:list-item>
              <text:p text:style-name="P28">Difficulté à planifier des sessions adaptées à tous les fuseaux horaires.</text:p>
            </text:list-item>
          </text:list>
        </text:list-item>
      </text:list>
      <text:list xml:id="list3971331338" text:style-name="L13">
        <text:list-item>
          <text:p text:style-name="P30"><text:span text:style-name="Strong_20_Emphasis">E-learning Asynchrone</text:span> :</text:p>
        </text:list-item>
      </text:list>
      <text:list xml:id="list3975362018" text:style-name="L14">
        <text:list-item>
          <text:p text:style-name="P32"><text:span text:style-name="Emphasis">Avantages</text:span> :</text:p>
          <text:list>
            <text:list-item>
              <text:p text:style-name="P32">Flexibilité permettant aux apprenants de suivre les cours à leur propre rythme.</text:p>
            </text:list-item>
            <text:list-item>
              <text:p text:style-name="P32">Accès facile aux ressources pédagogiques à tout moment.</text:p>
            </text:list-item>
          </text:list>
        </text:list-item>
        <text:list-item>
          <text:p text:style-name="P32"><text:span text:style-name="Emphasis">Inconvénients</text:span> :</text:p>
          <text:list>
            <text:list-item>
              <text:p text:style-name="P32">Moins d'interaction directe entre les apprenants et les formateurs.</text:p>
            </text:list-item>
            <text:list-item>
              <text:p text:style-name="P31">Besoin d'une forte motivation personnelle pour suivre le cours de manière autonome.</text:p>
            </text:list-item>
          </text:list>
        </text:list-item>
      </text:list>
      <text:list xml:id="list2709063669" text:style-name="L15">
        <text:list-item>
          <text:p text:style-name="P33"><text:span text:style-name="Strong_20_Emphasis">Blended Learning</text:span> :</text:p>
        </text:list-item>
      </text:list>
      <text:list xml:id="list17266235" text:style-name="L16">
        <text:list-item>
          <text:p text:style-name="P35"><text:span text:style-name="Emphasis">Avantages</text:span> :</text:p>
          <text:list>
            <text:list-item>
              <text:p text:style-name="P35">Combinaison des avantages de l'e-learning et de l'enseignement en présentiel.</text:p>
            </text:list-item>
            <text:list-item>
              <text:p text:style-name="P35">Possibilité de combiner la flexibilité de l'e-learning avec les interactions sociales de l'enseignement en personne.</text:p>
            </text:list-item>
          </text:list>
        </text:list-item>
        <text:list-item>
          <text:p text:style-name="P35"><text:span text:style-name="Emphasis">Inconvénients</text:span> :</text:p>
          <text:list>
            <text:list-item>
              <text:p text:style-name="P35"><text:soft-page-break/>Nécessite une organisation supplémentaire pour coordonner les sessions en ligne et en personne.</text:p>
            </text:list-item>
            <text:list-item>
              <text:p text:style-name="P34">Risque de fragmentation de l'expérience d'apprentissage si la transition entre les deux modes n'est pas bien gérée.</text:p>
            </text:list-item>
          </text:list>
        </text:list-item>
      </text:list>
      <text:list xml:id="list1591783068" text:style-name="L17">
        <text:list-item>
          <text:p text:style-name="P36"><text:span text:style-name="Strong_20_Emphasis">Mobile Learning (m-learning)</text:span> :</text:p>
        </text:list-item>
      </text:list>
      <text:list xml:id="list1584881857" text:style-name="L18">
        <text:list-item>
          <text:p text:style-name="P38"><text:span text:style-name="Emphasis">Avantages</text:span> :</text:p>
          <text:list>
            <text:list-item>
              <text:p text:style-name="P38">Accessibilité accrue, permettant aux apprenants d'étudier n'importe où et à tout moment.</text:p>
            </text:list-item>
            <text:list-item>
              <text:p text:style-name="P38">Utilisation efficace des périphériques mobiles pour des activités d'apprentissage interactives.</text:p>
            </text:list-item>
          </text:list>
        </text:list-item>
        <text:list-item>
          <text:p text:style-name="P38"><text:span text:style-name="Emphasis">Inconvénients</text:span> :</text:p>
          <text:list>
            <text:list-item>
              <text:p text:style-name="P38">Limitations en termes de taille d'écran et de capacités des périphériques mobiles.</text:p>
            </text:list-item>
            <text:list-item>
              <text:p text:style-name="P37">Besoin de garantir une connexion Internet stable pour accéder aux cours en ligne.</text:p>
            </text:list-item>
          </text:list>
        </text:list-item>
      </text:list>
      <text:list xml:id="list1936906854" text:style-name="L19">
        <text:list-item>
          <text:p text:style-name="P39"><text:span text:style-name="Strong_20_Emphasis">Adaptive Learning</text:span> :</text:p>
        </text:list-item>
      </text:list>
      <text:list xml:id="list1499021365" text:style-name="L20">
        <text:list-item>
          <text:p text:style-name="P41"><text:span text:style-name="Emphasis">Avantages</text:span> :</text:p>
          <text:list>
            <text:list-item>
              <text:p text:style-name="P41">Personnalisation de l'expérience d'apprentissage en fonction des besoins individuels.</text:p>
            </text:list-item>
            <text:list-item>
              <text:p text:style-name="P41">Possibilité d'identifier rapidement les lacunes dans les connaissances et d'adapter les cours en conséquence.</text:p>
            </text:list-item>
          </text:list>
        </text:list-item>
        <text:list-item>
          <text:p text:style-name="P41"><text:span text:style-name="Emphasis">Inconvénients</text:span> :</text:p>
          <text:list>
            <text:list-item>
              <text:p text:style-name="P41">Nécessite des technologies avancées et des systèmes d'apprentissage complexes.</text:p>
            </text:list-item>
            <text:list-item>
              <text:p text:style-name="P40">Risque de ne pas être aussi efficace pour les sujets nécessitant des interactions humaines plus complexes.</text:p>
            </text:list-item>
          </text:list>
        </text:list-item>
      </text:list>
      <text:list xml:id="list4190259725" text:style-name="L21">
        <text:list-item>
          <text:p text:style-name="P42"><text:span text:style-name="Strong_20_Emphasis">Gamification</text:span> :</text:p>
        </text:list-item>
      </text:list>
      <text:list xml:id="list2273300878" text:style-name="L22">
        <text:list-item>
          <text:p text:style-name="P44"><text:span text:style-name="Emphasis">Avantages</text:span> :</text:p>
          <text:list>
            <text:list-item>
              <text:p text:style-name="P44">Motivation accrue des apprenants grâce à des éléments de jeu.</text:p>
            </text:list-item>
            <text:list-item>
              <text:p text:style-name="P44">Amélioration de l'engagement et de la rétention des informations.</text:p>
            </text:list-item>
          </text:list>
        </text:list-item>
        <text:list-item>
          <text:p text:style-name="P44"><text:span text:style-name="Emphasis">Inconvénients</text:span> :</text:p>
          <text:list>
            <text:list-item>
              <text:p text:style-name="P44">Risque de détourner l'attention de l'objectif principal de l'apprentissage.</text:p>
            </text:list-item>
            <text:list-item>
              <text:p text:style-name="P43">Besoin de concevoir soigneusement les mécanismes de jeu pour qu'ils soient efficaces sans être distrayants.</text:p>
            </text:list-item>
          </text:list>
        </text:list-item>
      </text:list>
      <text:p text:style-name="P3"/>
      <text:h text:style-name="Heading_20_3" text:outline-level="3"><text:bookmark-start text:name="__RefHeading___Toc120_3027113814"/><text:s text:c="4"/>II.2 Étude des Solutions Existantes<text:bookmark-end text:name="__RefHeading___Toc120_3027113814"/></text:h>
      <text:h text:style-name="Heading_20_4" text:outline-level="4"><text:bookmark-start text:name="__RefHeading___Toc122_3027113814"/><text:s text:c="7"/>II.2.1 Présentation des Solutions Existantes<text:bookmark-end text:name="__RefHeading___Toc122_3027113814"/></text:h>
      <text:p text:style-name="P3"><text:s text:c="9"/>- Liste des principales plateformes d'e-learning sur le marché</text:p>
      <text:p text:style-name="P3"><text:s text:c="9"/>- Description de leurs fonctionnalités principales</text:p>
      <text:h text:style-name="Heading_20_4" text:outline-level="4"><text:bookmark-start text:name="__RefHeading___Toc124_3027113814"/><text:s text:c="7"/>II.2.2 Critique des Solutions Existantes<text:bookmark-end text:name="__RefHeading___Toc124_3027113814"/></text:h>
      <text:p text:style-name="P3"><text:s text:c="9"/>- Analyse des forces et faiblesses des solutions existantes</text:p>
      <text:p text:style-name="P3">- Identification des lacunes à combler pour répondre aux besoins spécifiques du projet EDUCRAFT</text:p>
      <text:h text:style-name="Heading_20_2" text:outline-level="2"><text:bookmark-start text:name="__RefHeading___Toc126_3027113814"/><text:soft-page-break/><text:s/>III. Solution Proposée et Travail Demandé<text:bookmark-end text:name="__RefHeading___Toc126_3027113814"/></text:h>
      <text:p text:style-name="P3"><text:s text:c="3"/></text:p>
      <text:h text:style-name="P16" text:outline-level="4"><text:bookmark-start text:name="__RefHeading___Toc1176_3172353484"/>Description de la Plateforme E-learning<text:bookmark-end text:name="__RefHeading___Toc1176_3172353484"/></text:h>
      <text:p text:style-name="Text_20_body">La plateforme d'e-learning proposée vise à offrir une expérience d'apprentissage en ligne interactive, flexible et adaptée aux besoins des étudiants et des enseignants de l'école <text:span text:style-name="T4">EFET</text:span>. Voici les principales caractéristiques de la plateforme :</text:p>
      <text:p text:style-name="P10">- Présentation des fonctionnalités principales</text:p>
      <text:h text:style-name="P4" text:outline-level="5"><text:bookmark-start text:name="__RefHeading___Toc1178_3172353484"/>Interface Étudiant<text:bookmark-end text:name="__RefHeading___Toc1178_3172353484"/></text:h>
      <text:list xml:id="list2946226769" text:style-name="L23">
        <text:list-item>
          <text:p text:style-name="P46">L'étudiant se connecte à l'application depuis la première page qui affiche le formulaire de connexion.</text:p>
        </text:list-item>
        <text:list-item>
          <text:p text:style-name="P46">Une fois connecté, il est redirigé vers la page d'accueil où il peut choisir le cours parmi les options disponibles (par exemple, CCNA1, CCNA2, etc.).</text:p>
        </text:list-item>
        <text:list-item>
          <text:p text:style-name="P46">La page d'accueil affiche également le nom du premier module du cours sélectionné, avec une barre de progression et un bouton "Continuer".</text:p>
        </text:list-item>
        <text:list-item>
          <text:p text:style-name="P46">En dessous, des icônes représentant différents modules permettent à l'étudiant de naviguer vers un module spécifique en cliquant dessus.</text:p>
        </text:list-item>
        <text:list-item>
          <text:p text:style-name="P45">En bas de la page, un pied de page offre deux boutons de navigation pour faciliter l'accès à d'autres parties de l'application.</text:p>
        </text:list-item>
      </text:list>
      <text:p text:style-name="Text_20_body">Une fois le bouton "Continuer" cliqué, l'étudiant accède à la page des chapitres du module sélectionné. Chaque chapitre est représenté par un icône, et en cliquant sur un icône, un PDF ou une vidéo explicative du chapitre s'ouvre. Des quizzes sont également disponibles pour chaque chapitre, et l'étudiant ne peut pas passer à un quiz suivant tant qu'il n'a pas terminé le quiz précédent.</text:p>
      <text:h text:style-name="Heading_20_5" text:outline-level="5"><text:bookmark-start text:name="__RefHeading___Toc1180_3172353484"/>Interface Professeur/Administrateur<text:bookmark-end text:name="__RefHeading___Toc1180_3172353484"/></text:h>
      <text:list xml:id="list2916739088" text:style-name="L24">
        <text:list-item>
          <text:p text:style-name="P48">L'interface pour les professeurs et les administrateurs offre des fonctionnalités de gestion des cours et des utilisateurs.</text:p>
        </text:list-item>
        <text:list-item>
          <text:p text:style-name="P48">Les professeurs peuvent créer, éditer et supprimer des cours, ainsi que gérer les ressources pédagogiques et les quizzes associés.</text:p>
        </text:list-item>
        <text:list-item>
          <text:p text:style-name="P47">Les administrateurs ont des privilèges supplémentaires, tels que la gestion des comptes utilisateurs et le suivi des statistiques d'utilisation de la plateforme.</text:p>
        </text:list-item>
      </text:list>
      <text:p text:style-name="P3"/>
      <text:p text:style-name="P3"/>
      <text:p text:style-name="P3"/>
      <text:p text:style-name="P3"/>
      <text:p text:style-name="P3"/>
      <text:p text:style-name="P3"/>
      <text:p text:style-name="P10">- Explication des choix technologiques (langages, frameworks, bases de données, etc.)</text:p>
      <text:p text:style-name="P3">Pour le développement de l'application, les technologies suivantes ont été choisies :</text:p>
      <text:list xml:id="list2074682807" text:style-name="L25">
        <text:list-item>
          <text:p text:style-name="P49"><text:soft-page-break/><text:span text:style-name="Strong_20_Emphasis">Application Étudiant (Mobile Cross-platform)</text:span> : React Native a été utilisé pour développer l'application étudiant, offrant ainsi une expérience utilisateur native sur les plateformes iOS et Android tout en partageant une base de code commune.</text:p>
        </text:list-item>
        <text:list-item>
          <text:p text:style-name="P49"><text:span text:style-name="Strong_20_Emphasis">Site Web (Version Étudiant et Version Professeurs)</text:span> : Next.js, une plateforme full-stack, a été choisie pour développer les versions web de l'application. Next.js offre une structure de projet optimisée pour le rendu côté serveur, le routage dynamique et la gestion simplifiée des données, ce qui en fait un choix idéal pour le développement d'applications web complexes.</text:p>
        </text:list-item>
        <text:list-item>
          <text:p text:style-name="P49"><text:span text:style-name="Strong_20_Emphasis">Serveur Express.js</text:span> : Un serveur Express.js a été mis en place pour stocker les fichiers PDF, les vidéos et autres ressources afin de ne pas surcharger le serveur Next.js. Cette approche permet de décharger le serveur principal de l'application web et d'améliorer les performances globales de l'application.</text:p>
        </text:list-item>
        <text:list-item>
          <text:p text:style-name="P49"><text:span text:style-name="Strong_20_Emphasis">Base de Données</text:span> : MariaDB a été utilisé comme base de données pour stocker les informations sur les utilisateurs, les cours et les interactions, offrant une solution robuste et performante pour la gestion des données.</text:p>
        </text:list-item>
      </text:list>
      <text:p text:style-name="Text_20_body">Ces choix technologiques ont été faits en tenant compte de la nécessité de développer des applications robustes, performantes et évolutives, tout en assurant une expérience utilisateur optimale sur différentes plateformes et appareils.</text:p>
      <text:p text:style-name="P3"/>
      <text:p text:style-name="P3"><text:s text:c="3"/><text:span text:style-name="T3">- Définition des tâches à réaliser pour le développement de la plateforme</text:span></text:p>
      <text:p text:style-name="P3">Le développement de la plateforme d'e-learning implique les tâches suivantes :</text:p>
      <text:list xml:id="list1392756739" text:style-name="L26">
        <text:list-item>
          <text:p text:style-name="P50"><text:span text:style-name="Strong_20_Emphasis">Conception de l'Interface Utilisateur</text:span> :</text:p>
          <text:list>
            <text:list-item>
              <text:p text:style-name="P51">Concevoir une interface utilisateur conviviale et intuitive pour les versions mobile et web de l'application, en tenant compte des besoins des étudiants et des professeurs.</text:p>
            </text:list-item>
          </text:list>
        </text:list-item>
        <text:list-item>
          <text:p text:style-name="P50"><text:span text:style-name="Strong_20_Emphasis">Développement Front-end</text:span> :</text:p>
          <text:list>
            <text:list-item>
              <text:p text:style-name="P51">Développer l'application mobile étudiant en utilisant React Native, en assurant une expérience utilisateur fluide et réactive.</text:p>
            </text:list-item>
            <text:list-item>
              <text:p text:style-name="P51">Développer les versions web étudiant et professeur en utilisant Next.js, en garantissant une navigation efficace et une présentation claire des informations.</text:p>
            </text:list-item>
          </text:list>
        </text:list-item>
        <text:list-item>
          <text:p text:style-name="P50"><text:span text:style-name="Strong_20_Emphasis">Gestion des Cours et des Ressources</text:span> :</text:p>
          <text:list>
            <text:list-item>
              <text:p text:style-name="P51">Mettre en place un système de gestion des cours permettant aux professeurs de créer, éditer et supprimer des cours, ainsi que de gérer les ressources pédagogiques telles que les PDF et les vidéos.</text:p>
            </text:list-item>
            <text:list-item>
              <text:p text:style-name="P51">Intégrer un système de quiz pour chaque chapitre, permettant aux étudiants de tester leurs connaissances.</text:p>
            </text:list-item>
          </text:list>
        </text:list-item>
        <text:list-item>
          <text:p text:style-name="P50"><text:span text:style-name="Strong_20_Emphasis">Backend et Base de Données</text:span> :</text:p>
          <text:list>
            <text:list-item>
              <text:p text:style-name="P51">Mettre en place un serveur Express.js pour gérer les requêtes de stockage et de récupération des fichiers PDF, des vidéos et autres ressources.</text:p>
            </text:list-item>
            <text:list-item>
              <text:p text:style-name="P51">Utiliser MariaDB comme base de données pour stocker les informations sur les utilisateurs, les cours et les interactions.</text:p>
            </text:list-item>
          </text:list>
        </text:list-item>
        <text:list-item>
          <text:p text:style-name="P50"><text:span text:style-name="Strong_20_Emphasis">Authentification et Sécurité</text:span> :</text:p>
          <text:list>
            <text:list-item>
              <text:p text:style-name="P51"><text:soft-page-break/>Mettre en place un système d'authentification sécurisé pour les étudiants et les professeurs, en utilisant des JSON Web Tokens (JWT) pour l'authentification.</text:p>
            </text:list-item>
            <text:list-item>
              <text:p text:style-name="P51">Assurer la sécurité des données en mettant en œuvre des mesures de protection des données conformes aux normes en vigueur.</text:p>
            </text:list-item>
          </text:list>
        </text:list-item>
        <text:list-item>
          <text:p text:style-name="P50"><text:span text:style-name="Strong_20_Emphasis">Tests et Débogage</text:span> :</text:p>
          <text:list>
            <text:list-item>
              <text:p text:style-name="P51">Effectuer des tests approfondis pour garantir le bon fonctionnement de l'application sur différentes plateformes et appareils.</text:p>
            </text:list-item>
            <text:list-item>
              <text:p text:style-name="P51">Procéder au débogage et à l'optimisation du code pour assurer des performances optimales de l'application.</text:p>
            </text:list-item>
          </text:list>
        </text:list-item>
      </text:list>
      <text:p text:style-name="P3"/>
      <text:h text:style-name="Heading_20_2" text:outline-level="2"><text:bookmark-start text:name="__RefHeading___Toc128_3027113814"/><text:s/>Conclusion<text:bookmark-end text:name="__RefHeading___Toc128_3027113814"/></text:h>
      <text:p text:style-name="Text_20_body"><text:span text:style-name="T1"><text:s text:c="2"/></text:span><text:span text:style-name="T3">Résumé des principales conclusions de l'étude</text:span></text:p>
      <text:p text:style-name="Text_20_body">L'étude a permis de mettre en lumière l'importance et la nécessité d'une plateforme d'e-learning pour l'école XYZ, qui est confrontée à des défis tels que l'absence d'une solution d'e-learning dédiée et les contraintes logistiques liées aux crises comme la pandémie de COVID-19. La plateforme proposée offre une solution complète et adaptée aux besoins spécifiques de l'école, en offrant une expérience d'apprentissage interactive et flexible pour les étudiants, ainsi qu'un outil de gestion efficace pour les professeurs et les administrateurs.</text:p>
      <text:h text:style-name="Heading_20_4" text:outline-level="4"><text:bookmark-start text:name="__RefHeading___Toc1182_3172353484"/>Justification de la pertinence et de la faisabilité du projet e-learning<text:bookmark-end text:name="__RefHeading___Toc1182_3172353484"/></text:h>
      <text:p text:style-name="Text_20_body">La pertinence du projet d'e-learning pour l'école XYZ est indiscutable, compte tenu des avantages qu'il apporte en termes d'accessibilité, de flexibilité et de qualité de l'enseignement. La mise en œuvre de la plateforme est également réalisable, grâce aux choix technologiques judicieux tels que l'utilisation de React Native, Next.js et MariaDB, qui offrent des solutions efficaces et éprouvées pour le développement d'applications web et mobiles.</text:p>
      <text:p text:style-name="Text_20_body">En conclusion, le projet de plateforme d'e-learning pour l'école XYZ représente une opportunité importante d'améliorer l'enseignement et l'apprentissage, en offrant une solution moderne, interactive et adaptée aux défis actuels et futurs de l'éducation. Son développement et sa mise en œuvre nécessiteront une collaboration étroite entre les différents acteurs impliqués, mais les bénéfices potentiels en termes d'amélioration de la qualité de l'éducation en valent certainement la peine.</text:p>
      <text:p text:style-name="P3"/>
      <text:p text:style-name="P3"/>
      <text:p text:style-name="P3"/>
      <text:p text:style-name="P3"/>
      <text:p text:style-name="P3"/>
      <text:p text:style-name="P3"/>
      <text:p text:style-name="P3"/>
      <text:p text:style-name="P3">---------------------------------------------------------------------------------------------------------------</text:p>
      <text:h text:style-name="Heading_20_1" text:outline-level="1"><text:bookmark-start text:name="__RefHeading___Toc130_3027113814"/><text:soft-page-break/><text:s/>Analyse et Spécifications des Besoins<text:bookmark-end text:name="__RefHeading___Toc130_3027113814"/></text:h>
      <text:p text:style-name="P3"/>
      <text:h text:style-name="Heading_20_2" text:outline-level="2"><text:bookmark-start text:name="__RefHeading___Toc132_3027113814"/><text:s/>I. Capture des Besoins<text:bookmark-end text:name="__RefHeading___Toc132_3027113814"/></text:h>
      <text:h text:style-name="Heading_20_3" text:outline-level="3"><text:bookmark-start text:name="__RefHeading___Toc134_3027113814"/><text:s text:c="4"/>I.1 Définition des Acteurs<text:bookmark-end text:name="__RefHeading___Toc134_3027113814"/></text:h>
      <text:p text:style-name="Text_20_body"><text:span text:style-name="T1"><text:s text:c="4"/></text:span></text:p>
      <text:p text:style-name="P64">Dans le cadre de la plateforme EDUCRAFT, plusieurs acteurs principaux sont identifiés, chacun ayant des rôles et des responsabilités spécifiques :</text:p>
      <text:list xml:id="list358080853" text:style-name="L27">
        <text:list-header>
          <text:p text:style-name="P53"><text:span text:style-name="Strong_20_Emphasis">Administrateur</text:span> :</text:p>
        </text:list-header>
      </text:list>
      <text:list xml:id="list43567665" text:style-name="L29">
        <text:list-item>
          <text:p text:style-name="P57">Crée et gère les comptes utilisateurs.</text:p>
        </text:list-item>
        <text:list-item>
          <text:p text:style-name="P57">Gère les autorisations d'accès aux différentes fonctionnalités de la plateforme.</text:p>
        </text:list-item>
        <text:list-item>
          <text:p text:style-name="P57">Supervise et modère les activités des utilisateurs.</text:p>
        </text:list-item>
        <text:list-item>
          <text:p text:style-name="P57">Gère le contenu des cours et des modules.</text:p>
        </text:list-item>
        <text:list-item>
          <text:p text:style-name="P56">Assure la maintenance et la sécurité de la plateforme.</text:p>
        </text:list-item>
      </text:list>
      <text:list xml:id="list2121304481" text:style-name="L30">
        <text:list-header>
          <text:p text:style-name="P58"><text:span text:style-name="Strong_20_Emphasis">Apprenant (Étudiant)</text:span> :</text:p>
        </text:list-header>
      </text:list>
      <text:list xml:id="list2505906427" text:style-name="L31">
        <text:list-item>
          <text:p text:style-name="P60">S'inscrit et accède aux cours disponibles.</text:p>
        </text:list-item>
        <text:list-item>
          <text:p text:style-name="P60">Suit les modules de cours et les activités pédagogiques proposées.</text:p>
        </text:list-item>
        <text:list-item>
          <text:p text:style-name="P60">Participe aux évaluations et aux quizzes pour tester ses connaissances.</text:p>
        </text:list-item>
        <text:list-item>
          <text:p text:style-name="P59">Interagit avec les formateurs et les autres apprenants via des forums ou des chats.</text:p>
        </text:list-item>
      </text:list>
      <text:list xml:id="list320478713" text:style-name="L32">
        <text:list-header>
          <text:p text:style-name="P61"><text:span text:style-name="Strong_20_Emphasis">Formateur (Professeur)</text:span> :</text:p>
        </text:list-header>
      </text:list>
      <text:list xml:id="list979138732" text:style-name="L33">
        <text:list-item>
          <text:p text:style-name="P63">Crée et structure les cours et les modules pédagogiques.</text:p>
        </text:list-item>
        <text:list-item>
          <text:p text:style-name="P63">Ajoute et organise le contenu des cours (PDF, vidéos, etc.).</text:p>
        </text:list-item>
        <text:list-item>
          <text:p text:style-name="P63">Évalue les progrès des apprenants et fournit un feedback personnalisé.</text:p>
        </text:list-item>
        <text:list-item>
          <text:p text:style-name="P63">Anime des sessions de formation en ligne (webinaires, classes virtuelles, etc.).</text:p>
        </text:list-item>
        <text:list-item>
          <text:p text:style-name="P62">Répond aux questions des apprenants et les guide dans leur apprentissage.</text:p>
        </text:list-item>
      </text:list>
      <text:p text:style-name="P3"/>
      <text:h text:style-name="Heading_20_3" text:outline-level="3"><text:bookmark-start text:name="__RefHeading___Toc136_3027113814"/><text:s text:c="4"/>I.2 Analyse des Besoins<text:bookmark-end text:name="__RefHeading___Toc136_3027113814"/></text:h>
      <text:h text:style-name="Heading_20_4" text:outline-level="4"><text:bookmark-start text:name="__RefHeading___Toc138_3027113814"/><text:s text:c="7"/>I.2.1 Besoins Fonctionnels<text:bookmark-end text:name="__RefHeading___Toc138_3027113814"/></text:h>
      <text:p text:style-name="Text_20_body"><text:span text:style-name="T1"><text:s text:c="9"/></text:span><text:span text:style-name="Strong_20_Emphasis">Gestion des Cours</text:span> :</text:p>
      <text:list xml:id="list1989661323" text:style-name="L35">
        <text:list-item>
          <text:p text:style-name="P66">Création, modification et suppression de cours par les formateurs.</text:p>
        </text:list-item>
        <text:list-item>
          <text:p text:style-name="P66">Ajout de modules et de ressources pédagogiques (PDF, vidéos, etc.).</text:p>
        </text:list-item>
        <text:list-item>
          <text:p text:style-name="P65">Attribution de quizzes et d'évaluations pour chaque module.</text:p>
        </text:list-item>
      </text:list>
      <text:list xml:id="list2708147664" text:style-name="L36">
        <text:list-item>
          <text:p text:style-name="P67"><text:span text:style-name="Strong_20_Emphasis">Gestion des Utilisateurs</text:span> :</text:p>
        </text:list-item>
      </text:list>
      <text:list xml:id="list1376718320" text:style-name="L37">
        <text:list-item>
          <text:p text:style-name="P69">Création et gestion des comptes utilisateurs par l'administrateur.</text:p>
        </text:list-item>
        <text:list-item>
          <text:p text:style-name="P68">Attribution de rôles et d'autorisations (administrateur, formateur, apprenant).</text:p>
        </text:list-item>
      </text:list>
      <text:list xml:id="list251405000" text:style-name="L38">
        <text:list-item>
          <text:p text:style-name="P70"><text:span text:style-name="Strong_20_Emphasis">Suivi des Progrès</text:span> :</text:p>
        </text:list-item>
      </text:list>
      <text:list xml:id="list3178205071" text:style-name="L39">
        <text:list-item>
          <text:p text:style-name="P72"><text:soft-page-break/>Suivi des progrès des apprenants (modules terminés, résultats des évaluations, etc.).</text:p>
        </text:list-item>
        <text:list-item>
          <text:p text:style-name="P71">Génération de rapports pour évaluer les performances individuelles et collectives.</text:p>
        </text:list-item>
      </text:list>
      <text:list xml:id="list39673780" text:style-name="L40">
        <text:list-item>
          <text:p text:style-name="P73"><text:span text:style-name="Strong_20_Emphasis">Interaction et Communication</text:span> :</text:p>
        </text:list-item>
      </text:list>
      <text:list xml:id="list1106883426" text:style-name="L41">
        <text:list-item>
          <text:p text:style-name="P75">Chat en ligne pour permettre aux apprenants de poser des questions aux formateurs.</text:p>
        </text:list-item>
        <text:list-item>
          <text:p text:style-name="P74">Forum de discussion pour encourager l'interaction entre les apprenants et les formateurs.</text:p>
        </text:list-item>
      </text:list>
      <text:list xml:id="list3881439978" text:style-name="L42">
        <text:list-item>
          <text:p text:style-name="P76"><text:span text:style-name="Strong_20_Emphasis">Gestion des Contenus</text:span> :</text:p>
        </text:list-item>
      </text:list>
      <text:list xml:id="list3775747854" text:style-name="L43">
        <text:list-item>
          <text:p text:style-name="P78">Stockage et gestion des ressources pédagogiques (PDF, vidéos, etc.) pour chaque cours.</text:p>
        </text:list-item>
        <text:list-item>
          <text:p text:style-name="P77">Organisation des contenus par catégories et par niveaux.</text:p>
        </text:list-item>
      </text:list>
      <text:list xml:id="list1418938362" text:style-name="L44">
        <text:list-item>
          <text:p text:style-name="P79"><text:span text:style-name="Strong_20_Emphasis">Système d'Authentification et de Sécurité</text:span> :</text:p>
        </text:list-item>
      </text:list>
      <text:list xml:id="list2068496186" text:style-name="L45">
        <text:list-item>
          <text:p text:style-name="P81">Authentification sécurisée des utilisateurs.</text:p>
        </text:list-item>
        <text:list-item>
          <text:p text:style-name="P80">Gestion des sessions et des cookies pour maintenir la sécurité des données.</text:p>
        </text:list-item>
      </text:list>
      <text:list xml:id="list3972712631" text:style-name="L46">
        <text:list-item>
          <text:p text:style-name="P82"><text:span text:style-name="Strong_20_Emphasis">Accessibilité et Multilinguisme</text:span> :</text:p>
        </text:list-item>
      </text:list>
      <text:list xml:id="list1280390357" text:style-name="L47">
        <text:list-item>
          <text:p text:style-name="P84">Interface conviviale et facile à utiliser pour les apprenants de tous niveaux.</text:p>
        </text:list-item>
        <text:list-item>
          <text:p text:style-name="P83">Prise en charge de plusieurs langues pour atteindre un public international.</text:p>
        </text:list-item>
      </text:list>
      <text:p text:style-name="P3"/>
      <text:h text:style-name="Heading_20_4" text:outline-level="4"><text:bookmark-start text:name="__RefHeading___Toc140_3027113814"/><text:s text:c="7"/>I.2.2 Besoins Non Fonctionnels<text:bookmark-end text:name="__RefHeading___Toc140_3027113814"/></text:h>
      <text:p text:style-name="Text_20_body"><text:span text:style-name="T1"><text:s text:c="9"/></text:span><text:span text:style-name="Strong_20_Emphasis">Performance</text:span> :</text:p>
      <text:list xml:id="list3717385355" text:style-name="L49">
        <text:list-item>
          <text:p text:style-name="P86">La plateforme doit être rapide et réactive, même en cas de charge importante.</text:p>
        </text:list-item>
        <text:list-item>
          <text:p text:style-name="P85">Les temps de chargement des pages doivent être minimaux pour offrir une expérience utilisateur fluide.</text:p>
        </text:list-item>
      </text:list>
      <text:list xml:id="list824673413" text:style-name="L50">
        <text:list-item>
          <text:p text:style-name="P87"><text:span text:style-name="Strong_20_Emphasis">Sécurité</text:span> :</text:p>
        </text:list-item>
      </text:list>
      <text:list xml:id="list1764218047" text:style-name="L51">
        <text:list-item>
          <text:p text:style-name="P89">La plateforme doit garantir la confidentialité et l'intégrité des données des utilisateurs.</text:p>
        </text:list-item>
        <text:list-item>
          <text:p text:style-name="P88">Un système d'authentification robuste doit être mis en place pour empêcher l'accès non autorisé.</text:p>
        </text:list-item>
      </text:list>
      <text:list xml:id="list3002063482" text:style-name="L52">
        <text:list-item>
          <text:p text:style-name="P90"><text:span text:style-name="Strong_20_Emphasis">Fiabilité</text:span> :</text:p>
        </text:list-item>
      </text:list>
      <text:list xml:id="list887788064" text:style-name="L53">
        <text:list-item>
          <text:p text:style-name="P92">La plateforme doit être disponible et opérationnelle en tout temps, avec un minimum de temps d'arrêt prévu pour la maintenance.</text:p>
        </text:list-item>
        <text:list-item>
          <text:p text:style-name="P91">Les données des utilisateurs doivent être sauvegardées régulièrement pour éviter toute perte de données.</text:p>
        </text:list-item>
      </text:list>
      <text:list xml:id="list2923187185" text:style-name="L54">
        <text:list-item>
          <text:p text:style-name="P93"><text:span text:style-name="Strong_20_Emphasis">Facilité d'utilisation</text:span> :</text:p>
        </text:list-item>
      </text:list>
      <text:list xml:id="list499137258" text:style-name="L55">
        <text:list-item>
          <text:p text:style-name="P95">L'interface utilisateur doit être intuitive et conviviale, même pour les utilisateurs novices.</text:p>
        </text:list-item>
        <text:list-item>
          <text:p text:style-name="P94">Les instructions et les guides d'utilisation doivent être clairs et facilement accessibles.</text:p>
        </text:list-item>
      </text:list>
      <text:list xml:id="list2398954895" text:style-name="L56">
        <text:list-item>
          <text:p text:style-name="P96"><text:span text:style-name="Strong_20_Emphasis">Accessibilité</text:span> :</text:p>
        </text:list-item>
      </text:list>
      <text:list xml:id="list3272648209" text:style-name="L57">
        <text:list-item>
          <text:p text:style-name="P97">La plateforme doit être accessible aux utilisateurs handicapés, en conformité avec les normes d'accessibilité Web.</text:p>
        </text:list-item>
      </text:list>
      <text:list xml:id="list2898297226" text:style-name="L58">
        <text:list-item>
          <text:p text:style-name="P98"><text:span text:style-name="Strong_20_Emphasis">Scalabilité</text:span> :</text:p>
        </text:list-item>
      </text:list>
      <text:list xml:id="list674425545" text:style-name="L59">
        <text:list-item>
          <text:p text:style-name="P99"><text:soft-page-break/>La plateforme doit être capable de s'adapter à une augmentation du nombre d'utilisateurs et de cours sans perte de performance.</text:p>
        </text:list-item>
      </text:list>
      <text:list xml:id="list4096548823" text:style-name="L60">
        <text:list-item>
          <text:p text:style-name="P100"><text:span text:style-name="Strong_20_Emphasis">Compatibilité</text:span> :</text:p>
        </text:list-item>
      </text:list>
      <text:list xml:id="list2209131530" text:style-name="L61">
        <text:list-item>
          <text:p text:style-name="P101">La plateforme doit être compatible avec différents navigateurs web et appareils, y compris les smartphones et les tablettes.</text:p>
        </text:list-item>
      </text:list>
      <text:p text:style-name="P3"/>
      <text:p text:style-name="P3"/>
      <text:h text:style-name="Heading_20_2" text:outline-level="2"><text:bookmark-start text:name="__RefHeading___Toc142_3027113814"/><text:s/>II. Spécification des Besoins<text:bookmark-end text:name="__RefHeading___Toc142_3027113814"/></text:h>
      <text:h text:style-name="Heading_20_3" text:outline-level="3"><text:bookmark-start text:name="__RefHeading___Toc144_3027113814"/><text:s text:c="4"/>II.1 Diagramme de Cas d'Utilisation<text:bookmark-end text:name="__RefHeading___Toc144_3027113814"/></text:h>
      <text:h text:style-name="Heading_20_4" text:outline-level="4"><text:bookmark-start text:name="__RefHeading___Toc146_3027113814"/><text:s text:c="7"/>II.1.1 Diagramme de Cas d'Utilisation Relatif à l'Administrateur<text:bookmark-end text:name="__RefHeading___Toc146_3027113814"/></text:h>
      <text:p text:style-name="P3"><text:s text:c="9"/>- Liste des cas d'utilisation liés à l'administration de la plateforme</text:p>
      <text:p text:style-name="P3"><text:s text:c="9"/>- Description de chaque cas d'utilisation</text:p>
      <text:h text:style-name="Heading_20_4" text:outline-level="4"><text:bookmark-start text:name="__RefHeading___Toc148_3027113814"/><text:s text:c="7"/>II.1.2 Diagramme de Cas d'Utilisation Relatif à l'Apprenant<text:bookmark-end text:name="__RefHeading___Toc148_3027113814"/></text:h>
      <text:p text:style-name="P3"><text:s text:c="9"/>- Liste des cas d'utilisation liés à l'utilisation de la plateforme par les apprenants</text:p>
      <text:p text:style-name="P3"><text:s text:c="9"/>- Description de chaque cas d'utilisation</text:p>
      <text:h text:style-name="Heading_20_4" text:outline-level="4"><text:bookmark-start text:name="__RefHeading___Toc150_3027113814"/><text:s text:c="7"/>II.1.3 Diagramme de Cas d'Utilisation Relatif au Formateur<text:bookmark-end text:name="__RefHeading___Toc150_3027113814"/></text:h>
      <text:p text:style-name="P3"><text:s text:c="9"/>- Liste des cas d'utilisation liés à l'utilisation de la plateforme par les formateurs</text:p>
      <text:p text:style-name="P3"><text:s text:c="9"/>- Description de chaque cas d'utilisation</text:p>
      <text:h text:style-name="Heading_20_3" text:outline-level="3"><text:bookmark-start text:name="__RefHeading___Toc152_3027113814"/><text:s text:c="4"/>II.2 Description de Quelques Scénarios<text:bookmark-end text:name="__RefHeading___Toc152_3027113814"/></text:h>
      <text:h text:style-name="Heading_20_4" text:outline-level="4"><text:bookmark-start text:name="__RefHeading___Toc154_3027113814"/><text:s text:c="7"/>II.2.1 Scénario du Cas d'Utilisation "S'Authentifier"<text:bookmark-end text:name="__RefHeading___Toc154_3027113814"/></text:h>
      <text:p text:style-name="P3"><text:s text:c="9"/>- Description détaillée du processus d'authentification pour chaque acteur</text:p>
      <text:h text:style-name="Heading_20_4" text:outline-level="4"><text:bookmark-start text:name="__RefHeading___Toc156_3027113814"/><text:s text:c="7"/>II.2.2 Scénario du Cas d'Utilisation "S'Inscrire à un Cours"<text:bookmark-end text:name="__RefHeading___Toc156_3027113814"/></text:h>
      <text:p text:style-name="P3"><text:s text:c="9"/>- Description du processus d'inscription à un cours pour un apprenant</text:p>
      <text:h text:style-name="Heading_20_4" text:outline-level="4"><text:bookmark-start text:name="__RefHeading___Toc158_3027113814"/><text:s text:c="7"/>II.2.3 Scénario du Cas d'Utilisation "Télécharger un Cours"<text:bookmark-end text:name="__RefHeading___Toc158_3027113814"/></text:h>
      <text:p text:style-name="P3"><text:s text:c="9"/>- Description du processus de téléchargement d'un cours pour un apprenant</text:p>
      <text:h text:style-name="Heading_20_4" text:outline-level="4"><text:bookmark-start text:name="__RefHeading___Toc160_3027113814"/><text:s text:c="7"/>II.2.4 Scénario du Cas d'Utilisation "Ajouter un Cours"<text:bookmark-end text:name="__RefHeading___Toc160_3027113814"/></text:h>
      <text:p text:style-name="P3"><text:s text:c="9"/>- Description du processus d'ajout d'un cours pour un formateur</text:p>
      <text:p text:style-name="P3"/>
      <text:h text:style-name="Heading_20_2" text:outline-level="2"><text:bookmark-start text:name="__RefHeading___Toc162_3027113814"/><text:soft-page-break/><text:s/>Conclusion<text:bookmark-end text:name="__RefHeading___Toc162_3027113814"/></text:h>
      <text:p text:style-name="P3"><text:s text:c="3"/>- Résumé des principaux besoins identifiés pour la plateforme EDUCRAFT</text:p>
      <text:p text:style-name="P3"><text:s text:c="3"/>- Importance de la prise en compte de ces besoins dans le développement du proj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64_3027113814"/>Conception<text:bookmark-end text:name="__RefHeading___Toc164_3027113814"/></text:h>
      <text:p text:style-name="P3"/>
      <text:h text:style-name="Heading_20_2" text:outline-level="2"><text:bookmark-start text:name="__RefHeading___Toc166_3027113814"/><text:soft-page-break/><text:s/>I. Conception Architecturale de l'Application<text:bookmark-end text:name="__RefHeading___Toc166_3027113814"/></text:h>
      <text:h text:style-name="Heading_20_3" text:outline-level="3"><text:bookmark-start text:name="__RefHeading___Toc168_3027113814"/><text:s text:c="4"/>I.1 Architecture Physique<text:bookmark-end text:name="__RefHeading___Toc168_3027113814"/></text:h>
      <text:h text:style-name="Heading_20_4" text:outline-level="4"><text:bookmark-start text:name="__RefHeading___Toc170_3027113814"/><text:s text:c="2"/>I.1.1 Description des Architectures Types<text:bookmark-end text:name="__RefHeading___Toc170_3027113814"/></text:h>
      <text:p text:style-name="Text_20_body">L'architecture physique de l'application EDUCRAFT repose sur une approche client-serveur, où les clients (navigateurs web, applications mobiles) communiquent avec un serveur central. Voici une description des principales architectures utilisées :</text:p>
      <text:list xml:id="list3019429255" text:style-name="L62">
        <text:list-item>
          <text:p text:style-name="P102"><text:span text:style-name="Strong_20_Emphasis">Architecture Client-Serveur</text:span> :</text:p>
          <text:list>
            <text:list-item>
              <text:p text:style-name="P103">Les clients (étudiants, professeurs) utilisent des interfaces web (Next.js) et mobiles (React Native) pour accéder à la plateforme.</text:p>
            </text:list-item>
            <text:list-item>
              <text:p text:style-name="P103">Un serveur central (Express.js) gère les requêtes des clients, stocke les données (MariaDB), et fournit les ressources pédagogiques (PDF, vidéos).</text:p>
            </text:list-item>
          </text:list>
        </text:list-item>
        <text:list-item>
          <text:p text:style-name="P102"><text:span text:style-name="Strong_20_Emphasis">Architecture Multi-Tier</text:span> :</text:p>
          <text:list>
            <text:list-item>
              <text:p text:style-name="P103">L'application est divisée en trois tiers : présentation, logique métier et données.</text:p>
            </text:list-item>
            <text:list-item>
              <text:p text:style-name="P103">Le tiers de présentation comprend les interfaces web et mobiles.</text:p>
            </text:list-item>
            <text:list-item>
              <text:p text:style-name="P103">Le tiers logique métier gère la logique d'authentification, de gestion des cours et des utilisateurs.</text:p>
            </text:list-item>
            <text:list-item>
              <text:p text:style-name="P103">Le tiers de données stocke les données dans la base de données MariaDB.</text:p>
            </text:list-item>
          </text:list>
        </text:list-item>
        <text:list-item>
          <text:p text:style-name="P102"><text:span text:style-name="Strong_20_Emphasis">Architecture Modulaire</text:span> :</text:p>
          <text:list>
            <text:list-item>
              <text:p text:style-name="P103">L'application est conçue de manière modulaire, avec des modules distincts pour la gestion des cours, des utilisateurs, et des ressources pédagogiques.</text:p>
            </text:list-item>
            <text:list-item>
              <text:p text:style-name="P102">Chaque module est indépendant et peut être développé, testé et déployé séparément.</text:p>
            </text:list-item>
          </text:list>
        </text:list-item>
      </text:list>
      <text:h text:style-name="Heading_20_4" text:outline-level="4">I.1.2 Choix de l'Architecture de l'Application</text:h>
      <text:p text:style-name="Text_20_body">L'architecture client-serveur a été choisie pour sa simplicité et sa capacité à gérer efficacement les interactions entre les clients et le serveur. Cette architecture permet une évolutivité facile et une gestion efficace des ressources, ce qui en fait un choix idéal pour une application d'e-learning.</text:p>
      <text:h text:style-name="Heading_20_4" text:outline-level="4">I.1.3 Modélisation de l'Architecture Physique</text:h>
      <text:p text:style-name="Text_20_body">La modélisation physique de l'architecture consiste en la mise en place concrète des composants matériels et logiciels de l'application. Elle inclut la configuration des serveurs, des bases de données, des réseaux, ainsi que le déploiement des interfaces utilisateur sur les différents appareils.</text:p>
      <text:p text:style-name="Text_20_body"/>
      <text:h text:style-name="Heading_20_3" text:outline-level="3"><text:bookmark-start text:name="__RefHeading___Toc176_3027113814"/><text:s text:c="4"/>I.2 Architecture Logique<text:bookmark-end text:name="__RefHeading___Toc176_3027113814"/></text:h>
      <text:h text:style-name="Heading_20_4" text:outline-level="4"><text:bookmark-start text:name="__RefHeading___Toc178_3027113814"/><text:s text:c="7"/>I.2.1 Description des Architectures Types<text:bookmark-end text:name="__RefHeading___Toc178_3027113814"/></text:h>
      <text:p text:style-name="Text_20_body">L'architecture logique de l'application EDUCRAFT repose sur une approche MVC (Modèle-Vue-Contrôleur), qui sépare la logique métier, la présentation et la gestion des interactions utilisateur. Voici une description des principales architectures utilisées :</text:p>
      <text:list xml:id="list58550802" text:style-name="L63">
        <text:list-item>
          <text:p text:style-name="P104"><text:span text:style-name="Strong_20_Emphasis">Modèle-Vue-Contrôleur (MVC)</text:span> :</text:p>
          <text:list>
            <text:list-item>
              <text:p text:style-name="P105"><text:soft-page-break/>Le modèle représente la structure des données et la logique métier.</text:p>
            </text:list-item>
            <text:list-item>
              <text:p text:style-name="P105">La vue représente l'interface utilisateur, ce que voit l'utilisateur.</text:p>
            </text:list-item>
            <text:list-item>
              <text:p text:style-name="P105">Le contrôleur gère les interactions entre le modèle et la vue, et traite les requêtes utilisateur.</text:p>
            </text:list-item>
          </text:list>
        </text:list-item>
        <text:list-item>
          <text:p text:style-name="P104"><text:span text:style-name="Strong_20_Emphasis">Architecture en Couches</text:span> :</text:p>
          <text:list>
            <text:list-item>
              <text:p text:style-name="P105">L'application est divisée en couches, chacune responsable d'une partie spécifique de la logique métier.</text:p>
            </text:list-item>
            <text:list-item>
              <text:p text:style-name="P104">Les couches peuvent inclure la couche de présentation, la couche métier et la couche d'accès aux données.</text:p>
            </text:list-item>
          </text:list>
        </text:list-item>
      </text:list>
      <text:p text:style-name="Text_20_body"/>
      <text:h text:style-name="Heading_20_4" text:outline-level="4"><text:bookmark-start text:name="__RefHeading___Toc180_3027113814"/><text:s text:c="7"/>I.2.2 Choix de l'Architecture de l'Application<text:bookmark-end text:name="__RefHeading___Toc180_3027113814"/></text:h>
      <text:p text:style-name="Text_20_body">L'architecture MVC a été choisie pour sa capacité à organiser efficacement le code source de l'application et à faciliter la collaboration entre les développeurs. Cette architecture permet également une meilleure gestion des modifications et des mises à jour de l'application, ce qui en fait un choix idéal pour un projet évolutif comme EDUCRAFT.</text:p>
      <text:p text:style-name="P3"/>
      <text:h text:style-name="Heading_20_2" text:outline-level="2"><text:bookmark-start text:name="__RefHeading___Toc182_3027113814"/><text:s/>II. Conception Détaillée<text:bookmark-end text:name="__RefHeading___Toc182_3027113814"/></text:h>
      <text:h text:style-name="Heading_20_4" text:outline-level="4"><text:bookmark-start text:name="__RefHeading___Toc184_3027113814"/><text:s text:c="4"/>II.1 Conception du Modèle<text:bookmark-end text:name="__RefHeading___Toc184_3027113814"/></text:h>
      <text:p text:style-name="Text_20_body">La conception du modèle de l'application EDUCRAFT repose sur la structure des données et la logique métier. Voici les principaux composants du modèle :</text:p>
      <text:list xml:id="list2247550066" text:style-name="L65">
        <text:list-item>
          <text:p text:style-name="P107"><text:span text:style-name="Strong_20_Emphasis">Utilisateurs</text:span> : représentant les étudiants, les professeurs et les administrateurs.</text:p>
        </text:list-item>
        <text:list-item>
          <text:p text:style-name="P107"><text:span text:style-name="Strong_20_Emphasis">Cours</text:span> : représentant les différents cours disponibles sur la plateforme.</text:p>
        </text:list-item>
        <text:list-item>
          <text:p text:style-name="P107"><text:span text:style-name="Strong_20_Emphasis">Modules</text:span> : représentant les différentes sections ou unités d'un cours.</text:p>
        </text:list-item>
        <text:list-item>
          <text:p text:style-name="P106"><text:span text:style-name="Strong_20_Emphasis">Ressources Pédagogiques</text:span> : représentant les documents PDF, les vidéos et autres ressources associées à un cours ou à un module.</text:p>
        </text:list-item>
      </text:list>
      <text:p text:style-name="Text_20_body"/>
      <text:h text:style-name="Heading_20_4" text:outline-level="4"><text:bookmark-start text:name="__RefHeading___Toc186_3027113814"/><text:s text:c="4"/>II.2 Conception de la Vue<text:bookmark-end text:name="__RefHeading___Toc186_3027113814"/></text:h>
      <text:p text:style-name="Text_20_body">La conception de la vue de l'application EDUCRAFT repose sur l'interface utilisateur et la manière dont les utilisateurs interagissent avec l'application. Voici les principaux composants de la vue :</text:p>
      <text:list xml:id="list558280467" text:style-name="L66">
        <text:list-item>
          <text:p text:style-name="P109"><text:span text:style-name="Strong_20_Emphasis">Page d'Accueil</text:span> : offrant un aperçu des cours disponibles et des fonctionnalités de la plateforme.</text:p>
        </text:list-item>
        <text:list-item>
          <text:p text:style-name="P109"><text:span text:style-name="Strong_20_Emphasis">Pages de Cours</text:span> : affichant les détails d'un cours spécifique, y compris les modules et les ressources associées.</text:p>
        </text:list-item>
        <text:list-item>
          <text:p text:style-name="P109"><text:span text:style-name="Strong_20_Emphasis">Pages de Profil</text:span> : permettant aux utilisateurs de gérer leur profil et leurs préférences.</text:p>
        </text:list-item>
        <text:list-item>
          <text:p text:style-name="P108"><text:span text:style-name="Strong_20_Emphasis">Pages d'Administration</text:span> : permettant aux administrateurs de gérer les utilisateurs, les cours et les autres aspects de la plateforme.</text:p>
        </text:list-item>
      </text:list>
      <text:p text:style-name="Text_20_body"/>
      <text:p text:style-name="P3"><text:soft-page-break/></text:p>
      <text:h text:style-name="Heading_20_2" text:outline-level="2"><text:bookmark-start text:name="__RefHeading___Toc188_3027113814"/><text:s/>III. Description de Quelques Scénarios<text:bookmark-end text:name="__RefHeading___Toc188_3027113814"/></text:h>
      <text:h text:style-name="Heading_20_3" text:outline-level="3"><text:bookmark-start text:name="__RefHeading___Toc190_3027113814"/><text:s text:c="4"/>III.1 Scénario Demande d'Inscription à un Cours<text:bookmark-end text:name="__RefHeading___Toc190_3027113814"/></text:h>
      <text:h text:style-name="Heading_20_3" text:outline-level="3"><text:bookmark-start text:name="__RefHeading___Toc192_3027113814"/><text:s text:c="4"/>III.2 Scénario d'Authentification d'un Apprenant<text:bookmark-end text:name="__RefHeading___Toc192_3027113814"/></text:h>
      <text:h text:style-name="Heading_20_3" text:outline-level="3"><text:bookmark-start text:name="__RefHeading___Toc194_3027113814"/><text:s text:c="4"/>III.3 Scénario Demande de Téléchargement d'un Cours<text:bookmark-end text:name="__RefHeading___Toc194_3027113814"/></text:h>
      <text:h text:style-name="Heading_20_3" text:outline-level="3"><text:bookmark-start text:name="__RefHeading___Toc196_3027113814"/><text:s text:c="4"/>III.4 Scénario Demande d'Ajout du Cours<text:bookmark-end text:name="__RefHeading___Toc196_3027113814"/></text:h>
      <text:h text:style-name="Heading_20_3" text:outline-level="3"><text:bookmark-start text:name="__RefHeading___Toc198_3027113814"/><text:s text:c="4"/>III.5 Conclusion<text:bookmark-end text:name="__RefHeading___Toc198_3027113814"/></text:h>
      <text:p text:style-name="P3"/>
      <text:p text:style-name="P3">---</text:p>
      <text:p text:style-name="P3"/>
      <text:h text:style-name="Heading_20_1" text:outline-level="1"><text:bookmark-start text:name="__RefHeading___Toc200_3027113814"/><text:s/>4. Réalisation<text:bookmark-end text:name="__RefHeading___Toc200_3027113814"/></text:h>
      <text:p text:style-name="P3"/>
      <text:h text:style-name="Heading_20_2" text:outline-level="2"><text:bookmark-start text:name="__RefHeading___Toc202_3027113814"/><text:s/>I. Environnements de Travail<text:bookmark-end text:name="__RefHeading___Toc202_3027113814"/></text:h>
      <text:h text:style-name="Heading_20_3" text:outline-level="3"><text:bookmark-start text:name="__RefHeading___Toc204_3027113814"/><text:s text:c="4"/>I.1 Environnements de Développement Matériel<text:bookmark-end text:name="__RefHeading___Toc204_3027113814"/></text:h>
      <text:h text:style-name="Heading_20_3" text:outline-level="3"><text:bookmark-start text:name="__RefHeading___Toc206_3027113814"/><text:s text:c="4"/>I.2 Environnements de Développement Logiciel<text:bookmark-end text:name="__RefHeading___Toc206_3027113814"/></text:h>
      <text:p text:style-name="Text_20_body"><text:s/><text:tab/>- Plateforme JAVA EE </text:p>
      <text:p text:style-name="Text_20_body"><text:tab/>- Le Framework Struts 2 pour l'Implémentation de la Couche Présentation </text:p>
      <text:p text:style-name="Text_20_body"><text:tab/>- Hibernate pour l'Implémentation de la Couche Accès aux Données </text:p>
      <text:p text:style-name="Text_20_body"><text:tab/>- HTML, CSS, jQuery et JavaScript pour la Construction des Interfaces Utilisateurs</text:p>
      <text:p text:style-name="Text_20_body">III.2 Interfaces Homme-Machine</text:p>
      <text:p text:style-name="Text_20_body"><text:span text:style-name="Source_20_Text">- Description des interfaces utilisateur</text:span></text:p>
      <text:p text:style-name="Text_20_body">III.3 Chronogramme</text:p>
      <text:p text:style-name="Text_20_body"><text:span text:style-name="Source_20_Text">- Planning de réalisation du projet</text:span></text:p>
      <text:p text:style-name="P3">IV. Conclusion</text:p>
      <text:h text:style-name="P11" text:outline-level="1"><text:bookmark-start text:name="__RefHeading___Toc208_3027113814"/>Conclusion Générale<text:bookmark-end text:name="__RefHeading___Toc208_3027113814"/></text:h>
      <text:p text:style-name="P12"><text:s text:c="2"/>- Résumé des choix de conception et de réalisation du projet</text:p>
      <text:h text:style-name="Heading_20_1" text:outline-level="1"><text:bookmark-start text:name="__RefHeading___Toc210_3027113814"/><text:soft-page-break/>Nétographie<text:bookmark-end text:name="__RefHeading___Toc210_3027113814"/></text:h>
      <text:p text:style-name="Text_20_body"><text:s text:c="2"/>- Liste des sources utilisées pour la réalisation du projet</text:p>
      <text:p text:style-name="Text_20_body"/>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3:57:03.828758979</meta:creation-date>
    <dc:date>2024-06-15T21:37:04.395641795</dc:date>
    <meta:editing-duration>PT2H11M49S</meta:editing-duration>
    <meta:editing-cycles>6</meta:editing-cycles>
    <meta:generator>LibreOffice/7.3.7.2$Linux_X86_64 LibreOffice_project/30$Build-2</meta:generator>
    <meta:document-statistic meta:table-count="0" meta:image-count="0" meta:object-count="0" meta:page-count="17" meta:paragraph-count="340" meta:word-count="3948" meta:character-count="26908" meta:non-whitespace-character-count="23050"/>
  </office:meta>
</office:document-meta>
</file>